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49cm"/>
    </style:style>
    <style:style style:name="co2" style:family="table-column">
      <style:table-column-properties fo:break-before="auto" style:column-width="5.292cm"/>
    </style:style>
    <style:style style:name="co3" style:family="table-column">
      <style:table-column-properties fo:break-before="auto" style:column-width="12.13cm"/>
    </style:style>
    <style:style style:name="co4" style:family="table-column">
      <style:table-column-properties fo:break-before="auto" style:column-width="15.184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9.671cm"/>
    </style:style>
    <style:style style:name="co7" style:family="table-column">
      <style:table-column-properties fo:break-before="auto" style:column-width="11.29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767cm" fo:break-before="auto" style:use-optimal-row-height="true"/>
    </style:style>
    <style:style style:name="ro5" style:family="table-row">
      <style:table-row-properties style:row-height="1.334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ro8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libri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Calibri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basic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>
            <text:p>keys</text:p>
          </table:table-cell>
          <table:table-cell office:value-type="string">
            <text:p>bb_color_tag</text:p>
          </table:table-cell>
          <table:table-cell office:value-type="string">
            <text:p>text_ru</text:p>
          </table:table-cell>
          <table:table-cell office:value-type="string">
            <text:p>text_en</text:p>
          </table:table-cell>
          <table:table-cell table:number-columns-repeated="1020"/>
        </table:table-row>
        <table:table-row table:style-name="ro1">
          <table:table-cell office:value-type="string">
            <text:p>LABEL_BOOKS</text:p>
          </table:table-cell>
          <table:table-cell/>
          <table:table-cell office:value-type="string">
            <text:p>Книги</text:p>
          </table:table-cell>
          <table:table-cell office:value-type="string">
            <text:p>Books</text:p>
          </table:table-cell>
          <table:table-cell table:number-columns-repeated="1020"/>
        </table:table-row>
        <table:table-row table:style-name="ro2">
          <table:table-cell office:value-type="string">
            <text:p>INT_BOOKS</text:p>
          </table:table-cell>
          <table:table-cell office:value-type="string">
            <text:p>[color=#ffdef7]</text:p>
          </table:table-cell>
          <table:table-cell office:value-type="string">
            <text:p>Здесь мои книги и дневники.</text:p>
            <text:p>Немного. Я мало что успела изучить.</text:p>
          </table:table-cell>
          <table:table-cell office:value-type="string">
            <text:p>Here are my books and diaries.</text:p>
            <text:p>A little. I didn't have much time to study.</text:p>
          </table:table-cell>
          <table:table-cell table:number-columns-repeated="1020"/>
        </table:table-row>
        <table:table-row table:style-name="ro1">
          <table:table-cell office:value-type="string">
            <text:p>LABEL_ALCHEMIST</text:p>
          </table:table-cell>
          <table:table-cell/>
          <table:table-cell office:value-type="string">
            <text:p>Алхимик</text:p>
          </table:table-cell>
          <table:table-cell office:value-type="string">
            <text:p>Alchemist</text:p>
          </table:table-cell>
          <table:table-cell table:number-columns-repeated="1020"/>
        </table:table-row>
        <table:table-row table:style-name="ro1">
          <table:table-cell office:value-type="string">
            <text:p>INIT_INT_ALCHEMIST_1</text:p>
          </table:table-cell>
          <table:table-cell office:value-type="string">
            <text:p>[color=#ffdef7]</text:p>
          </table:table-cell>
          <table:table-cell office:value-type="string">
            <text:p>Привет, как твои исследования? </text:p>
          </table:table-cell>
          <table:table-cell office:value-type="string">
            <text:p>Hi, how's your research going?</text:p>
          </table:table-cell>
          <table:table-cell table:number-columns-repeated="1020"/>
        </table:table-row>
        <table:table-row table:style-name="ro3">
          <table:table-cell office:value-type="string">
            <text:p>INIT_INT_ALCHEMIST_2</text:p>
          </table:table-cell>
          <table:table-cell office:value-type="string">
            <text:p>[color=#71c837]</text:p>
          </table:table-cell>
          <table:table-cell office:value-type="string">
            <text:p>Наконец-то смог добиться устойчивой</text:p>
            <text:p>Химической левитации.</text:p>
            <text:p>Если бы ты мне помогала почаще... </text:p>
          </table:table-cell>
          <table:table-cell office:value-type="string">
            <text:p>Finally I was able to achieve stable</text:p>
            <text:p>Chemical levitation.</text:p>
            <text:p>If you would help me more often...</text:p>
          </table:table-cell>
          <table:table-cell table:number-columns-repeated="1020"/>
        </table:table-row>
        <table:table-row table:style-name="ro3">
          <table:table-cell office:value-type="string">
            <text:p>INIT_INT_ALCHEMIST_3</text:p>
          </table:table-cell>
          <table:table-cell office:value-type="string">
            <text:p>[color=#ffdef7]</text:p>
          </table:table-cell>
          <table:table-cell office:value-type="string">
            <text:p>Сам знаешь - я только теорию</text:p>
            <text:p>изучала. Опыта не хватает</text:p>
            <text:p>Даже на простые заклинания. </text:p>
          </table:table-cell>
          <table:table-cell office:value-type="string">
            <text:p>You know yourself - I only studied theory.</text:p>
            <text:p>Experience is not enough</text:p>
            <text:p>even for simple spells.</text:p>
          </table:table-cell>
          <table:table-cell table:number-columns-repeated="1020"/>
        </table:table-row>
        <table:table-row table:style-name="ro1">
          <table:table-cell office:value-type="string">
            <text:p>INT_ALCHEMIST_1</text:p>
          </table:table-cell>
          <table:table-cell office:value-type="string">
            <text:p>[color=#ffdef7]</text:p>
          </table:table-cell>
          <table:table-cell office:value-type="string">
            <text:p>Ещё что интересного? </text:p>
          </table:table-cell>
          <table:table-cell office:value-type="string">
            <text:p>What else is interesting?</text:p>
          </table:table-cell>
          <table:table-cell table:number-columns-repeated="1020"/>
        </table:table-row>
        <table:table-row table:style-name="ro1">
          <table:table-cell office:value-type="string">
            <text:p>INT_ALCHEMIST_2</text:p>
          </table:table-cell>
          <table:table-cell office:value-type="string">
            <text:p>[color=#71c837]</text:p>
          </table:table-cell>
          <table:table-cell office:value-type="string">
            <text:p>Пока только левитационный раствор. </text:p>
          </table:table-cell>
          <table:table-cell office:value-type="string">
            <text:p>So far, only levitation solution.</text:p>
          </table:table-cell>
          <table:table-cell table:number-columns-repeated="1020"/>
        </table:table-row>
        <table:table-row table:style-name="ro1">
          <table:table-cell office:value-type="string">
            <text:p>LABEL_BAKER</text:p>
          </table:table-cell>
          <table:table-cell/>
          <table:table-cell office:value-type="string">
            <text:p>Пекарь</text:p>
          </table:table-cell>
          <table:table-cell office:value-type="string">
            <text:p>Baker</text:p>
          </table:table-cell>
          <table:table-cell table:number-columns-repeated="1020"/>
        </table:table-row>
        <table:table-row table:style-name="ro2">
          <table:table-cell office:value-type="string">
            <text:p>INT_BAKER</text:p>
          </table:table-cell>
          <table:table-cell office:value-type="string">
            <text:p>[color=#ffdef7]</text:p>
          </table:table-cell>
          <table:table-cell table:style-name="ce2" office:value-type="string">
            <text:p>Пекарь очень занят.</text:p>
            <text:p>Лучше его не отвлекать. </text:p>
          </table:table-cell>
          <table:table-cell office:value-type="string">
            <text:p>The baker is very busy.</text:p>
            <text:p>It's better not to distract him.</text:p>
          </table:table-cell>
          <table:table-cell table:number-columns-repeated="1020"/>
        </table:table-row>
        <table:table-row table:style-name="ro1">
          <table:table-cell office:value-type="string">
            <text:p>LABEL_GRAVE</text:p>
          </table:table-cell>
          <table:table-cell/>
          <table:table-cell office:value-type="string">
            <text:p>Памятник</text:p>
          </table:table-cell>
          <table:table-cell office:value-type="string">
            <text:p>Tombstone</text:p>
          </table:table-cell>
          <table:table-cell table:number-columns-repeated="1020"/>
        </table:table-row>
        <table:table-row table:style-name="ro2">
          <table:table-cell office:value-type="string">
            <text:p>INT_GRAVE_1</text:p>
          </table:table-cell>
          <table:table-cell office:value-type="string">
            <text:p>[color=#ffdef7]</text:p>
          </table:table-cell>
          <table:table-cell table:style-name="ce2" office:value-type="string">
            <text:p>Это кладбище.</text:p>
            <text:p>Здесь кругом памятники.</text:p>
          </table:table-cell>
          <table:table-cell office:value-type="string">
            <text:p>This is a cemetery.</text:p>
            <text:p>There are tombstone all around here.</text:p>
          </table:table-cell>
          <table:table-cell table:number-columns-repeated="1020"/>
        </table:table-row>
        <table:table-row table:style-name="ro1">
          <table:table-cell office:value-type="string">
            <text:p>INT_GRAVE_2</text:p>
          </table:table-cell>
          <table:table-cell office:value-type="string">
            <text:p>[color=#ffdef7]</text:p>
          </table:table-cell>
          <table:table-cell table:style-name="ce2" office:value-type="string">
            <text:p>Еще один памятник. </text:p>
          </table:table-cell>
          <table:table-cell office:value-type="string">
            <text:p>Another tombstone.</text:p>
          </table:table-cell>
          <table:table-cell table:number-columns-repeated="1020"/>
        </table:table-row>
        <table:table-row table:style-name="ro1">
          <table:table-cell office:value-type="string">
            <text:p>INSP_CLOVER_GRAVE</text:p>
          </table:table-cell>
          <table:table-cell/>
          <table:table-cell office:value-type="string">
            <text:p>Кловер Премудрая, юникорн</text:p>
          </table:table-cell>
          <table:table-cell office:value-type="string">
            <text:p>Clover the Clever, Unicorn</text:p>
          </table:table-cell>
          <table:table-cell table:number-columns-repeated="1020"/>
        </table:table-row>
        <table:table-row table:style-name="ro2">
          <table:table-cell office:value-type="string">
            <text:p>INT_CLOVER_GRAVE</text:p>
          </table:table-cell>
          <table:table-cell office:value-type="string">
            <text:p>[color=#ffdef7]</text:p>
          </table:table-cell>
          <table:table-cell office:value-type="string">
            <text:p>Два года прошло.</text:p>
            <text:p>Уже давно пора бы искать нового наставника.</text:p>
          </table:table-cell>
          <table:table-cell office:value-type="string">
            <text:p>Two years have passed.</text:p>
            <text:p>It's high time to look for a new mentor.</text:p>
          </table:table-cell>
          <table:table-cell table:number-columns-repeated="1020"/>
        </table:table-row>
        <table:table-row table:style-name="ro1">
          <table:table-cell office:value-type="string">
            <text:p>LABEL_CLOVER_GRAVE</text:p>
          </table:table-cell>
          <table:table-cell/>
          <table:table-cell table:style-name="ce2" office:value-type="string">
            <text:p>Памятник Кловер </text:p>
          </table:table-cell>
          <table:table-cell office:value-type="string">
            <text:p>Clover's tombstone</text:p>
          </table:table-cell>
          <table:table-cell table:number-columns-repeated="1020"/>
        </table:table-row>
        <table:table-row table:style-name="ro1">
          <table:table-cell office:value-type="string">
            <text:p>LABEL_FLASK</text:p>
          </table:table-cell>
          <table:table-cell/>
          <table:table-cell office:value-type="string">
            <text:p>Колба</text:p>
          </table:table-cell>
          <table:table-cell office:value-type="string">
            <text:p>Flaks</text:p>
          </table:table-cell>
          <table:table-cell table:number-columns-repeated="1020"/>
        </table:table-row>
        <table:table-row table:style-name="ro4">
          <table:table-cell office:value-type="string">
            <text:p>FCAST_FLASK</text:p>
          </table:table-cell>
          <table:table-cell office:value-type="string">
            <text:p>[color=#ffdef7]</text:p>
          </table:table-cell>
          <table:table-cell office:value-type="string">
            <text:p>Это левитация.</text:p>
            <text:p>Стоит запомнить, как работает.</text:p>
            <text:p>Я могу выполнить заклинание в обе стороны.</text:p>
            <text:p>Хотя бы такая малость мне доступна.</text:p>
          </table:table-cell>
          <table:table-cell office:value-type="string">
            <text:p>This is levitation.</text:p>
            <text:p>I can memorize how it works.</text:p>
            <text:p>I can perform the spell in both directions.</text:p>
            <text:p>At least this level <text:s/>of magic is available to me.</text:p>
          </table:table-cell>
          <table:table-cell table:number-columns-repeated="1020"/>
        </table:table-row>
        <table:table-row table:style-name="ro5">
          <table:table-cell office:value-type="string">
            <text:p>BCAST_FLASK</text:p>
          </table:table-cell>
          <table:table-cell office:value-type="string">
            <text:p>[color=#ffdef7]</text:p>
          </table:table-cell>
          <table:table-cell office:value-type="string">
            <text:p>Обратный эффект.</text:p>
            <text:p>Та же магия, но в обратном порядке.</text:p>
            <text:p>Могу попробовать сама.</text:p>
          </table:table-cell>
          <table:table-cell office:value-type="string">
            <text:p>The reverse effect.</text:p>
            <text:p>The same magic but in reverse order.</text:p>
            <text:p>I can try it myself.</text:p>
          </table:table-cell>
          <table:table-cell table:number-columns-repeated="1020"/>
        </table:table-row>
        <table:table-row table:style-name="ro1">
          <table:table-cell office:value-type="string">
            <text:p>FCAST_ERR_FLASK</text:p>
          </table:table-cell>
          <table:table-cell office:value-type="string">
            <text:p>[color=#ffdef7]</text:p>
          </table:table-cell>
          <table:table-cell office:value-type="string">
            <text:p>Колба уже левитирует.</text:p>
          </table:table-cell>
          <table:table-cell office:value-type="string">
            <text:p>The flask is already levitating.</text:p>
          </table:table-cell>
          <table:table-cell table:number-columns-repeated="1020"/>
        </table:table-row>
        <table:table-row table:style-name="ro1">
          <table:table-cell office:value-type="string">
            <text:p>BCAST_ERR_FLASK</text:p>
          </table:table-cell>
          <table:table-cell office:value-type="string">
            <text:p>[color=#ffdef7]</text:p>
          </table:table-cell>
          <table:table-cell office:value-type="string">
            <text:p>Эффект левитации уже снят.</text:p>
          </table:table-cell>
          <table:table-cell office:value-type="string">
            <text:p>The levitation effect has already been removed.</text:p>
          </table:table-cell>
          <table:table-cell table:number-columns-repeated="1020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ult" table:style-name="ta1" table:print="false"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keys</text:p>
          </table:table-cell>
          <table:table-cell office:value-type="string">
            <text:p>ru</text:p>
          </table:table-cell>
          <table:table-cell office:value-type="string">
            <text:p>en</text:p>
          </table:table-cell>
        </table:table-row>
        <table:table-row table:style-name="ro1">
          <table:table-cell table:formula="of:=[basic.A2]" office:value-type="string" office:string-value="LABEL_BOOKS">
            <text:p>LABEL_BOOKS</text:p>
          </table:table-cell>
          <table:table-cell table:formula="of:=CONCATENATE( [basic.B2];[basic.C2])" office:value-type="string" office:string-value="Книги">
            <text:p>Книги</text:p>
          </table:table-cell>
          <table:table-cell table:formula="of:=CONCATENATE( [basic.B2];[basic.D2])" office:value-type="string" office:string-value="Books">
            <text:p>Books</text:p>
          </table:table-cell>
        </table:table-row>
        <table:table-row table:style-name="ro6">
          <table:table-cell table:formula="of:=[basic.A3]" office:value-type="string" office:string-value="INT_BOOKS">
            <text:p>INT_BOOKS</text:p>
          </table:table-cell>
          <table:table-cell table:formula="of:=CONCATENATE( [basic.B3];[basic.C3])" office:value-type="string" office:string-value="[color=#ffdef7]Здесь мои книги и дневники.&#10;Немного. Я мало что успела изучить.">
            <text:p>[color=#ffdef7]Здесь мои книги и дневники.<text:line-break/>Немного. Я мало что успела изучить.</text:p>
          </table:table-cell>
          <table:table-cell table:formula="of:=CONCATENATE( [basic.B3];[basic.D3])" office:value-type="string" office:string-value="[color=#ffdef7]Here are my books and diaries.&#10;A little. I didn't have much time to study.">
            <text:p>[color=#ffdef7]Here are my books and diaries.<text:line-break/>A little. I didn't have much time to study.</text:p>
          </table:table-cell>
        </table:table-row>
        <table:table-row table:style-name="ro1">
          <table:table-cell table:formula="of:=[basic.A4]" office:value-type="string" office:string-value="LABEL_ALCHEMIST">
            <text:p>LABEL_ALCHEMIST</text:p>
          </table:table-cell>
          <table:table-cell table:formula="of:=CONCATENATE( [basic.B4];[basic.C4])" office:value-type="string" office:string-value="Алхимик">
            <text:p>Алхимик</text:p>
          </table:table-cell>
          <table:table-cell table:formula="of:=CONCATENATE( [basic.B4];[basic.D4])" office:value-type="string" office:string-value="Alchemist">
            <text:p>Alchemist</text:p>
          </table:table-cell>
        </table:table-row>
        <table:table-row table:style-name="ro1">
          <table:table-cell table:formula="of:=[basic.A5]" office:value-type="string" office:string-value="INIT_INT_ALCHEMIST_1">
            <text:p>INIT_INT_ALCHEMIST_1</text:p>
          </table:table-cell>
          <table:table-cell table:formula="of:=CONCATENATE( [basic.B5];[basic.C5])" office:value-type="string" office:string-value="[color=#ffdef7]Привет, как твои исследования? ">
            <text:p>[color=#ffdef7]Привет, как твои исследования? </text:p>
          </table:table-cell>
          <table:table-cell table:formula="of:=CONCATENATE( [basic.B5];[basic.D5])" office:value-type="string" office:string-value="[color=#ffdef7]Hi, how's your research going?">
            <text:p>[color=#ffdef7]Hi, how's your research going?</text:p>
          </table:table-cell>
        </table:table-row>
        <table:table-row table:style-name="ro7">
          <table:table-cell table:formula="of:=[basic.A6]" office:value-type="string" office:string-value="INIT_INT_ALCHEMIST_2">
            <text:p>INIT_INT_ALCHEMIST_2</text:p>
          </table:table-cell>
          <table:table-cell table:formula="of:=CONCATENATE( [basic.B6];[basic.C6])" office:value-type="string" office:string-value="[color=#71c837]Наконец-то смог добиться устойчивой&#10;Химической левитации.&#10;Если бы ты мне помогала почаще... ">
            <text:p>[color=#71c837]Наконец-то смог добиться устойчивой<text:line-break/>Химической левитации.<text:line-break/>Если бы ты мне помогала почаще... </text:p>
          </table:table-cell>
          <table:table-cell table:formula="of:=CONCATENATE( [basic.B6];[basic.D6])" office:value-type="string" office:string-value="[color=#71c837]Finally I was able to achieve stable&#10;Chemical levitation.&#10;If you would help me more often...">
            <text:p>[color=#71c837]Finally I was able to achieve stable<text:line-break/>Chemical levitation.<text:line-break/>If you would help me more often...</text:p>
          </table:table-cell>
        </table:table-row>
        <table:table-row table:style-name="ro7">
          <table:table-cell table:formula="of:=[basic.A7]" office:value-type="string" office:string-value="INIT_INT_ALCHEMIST_3">
            <text:p>INIT_INT_ALCHEMIST_3</text:p>
          </table:table-cell>
          <table:table-cell table:formula="of:=CONCATENATE( [basic.B7];[basic.C7])" office:value-type="string" office:string-value="[color=#ffdef7]Сам знаешь - я только теорию&#10;изучала. Опыта не хватает&#10;Даже на простые заклинания. ">
            <text:p>[color=#ffdef7]Сам знаешь - я только теорию<text:line-break/>изучала. Опыта не хватает<text:line-break/>Даже на простые заклинания. </text:p>
          </table:table-cell>
          <table:table-cell table:formula="of:=CONCATENATE( [basic.B7];[basic.D7])" office:value-type="string" office:string-value="[color=#ffdef7]You know yourself - I only studied theory.&#10;Experience is not enough&#10;even for simple spells.">
            <text:p>[color=#ffdef7]You know yourself - I only studied theory.<text:line-break/>Experience is not enough<text:line-break/>even for simple spells.</text:p>
          </table:table-cell>
        </table:table-row>
        <table:table-row table:style-name="ro1">
          <table:table-cell table:formula="of:=[basic.A8]" office:value-type="string" office:string-value="INT_ALCHEMIST_1">
            <text:p>INT_ALCHEMIST_1</text:p>
          </table:table-cell>
          <table:table-cell table:formula="of:=CONCATENATE( [basic.B8];[basic.C8])" office:value-type="string" office:string-value="[color=#ffdef7]Ещё что интересного? ">
            <text:p>[color=#ffdef7]Ещё что интересного? </text:p>
          </table:table-cell>
          <table:table-cell table:formula="of:=CONCATENATE( [basic.B8];[basic.D8])" office:value-type="string" office:string-value="[color=#ffdef7]What else is interesting?">
            <text:p>[color=#ffdef7]What else is interesting?</text:p>
          </table:table-cell>
        </table:table-row>
        <table:table-row table:style-name="ro1">
          <table:table-cell table:formula="of:=[basic.A9]" office:value-type="string" office:string-value="INT_ALCHEMIST_2">
            <text:p>INT_ALCHEMIST_2</text:p>
          </table:table-cell>
          <table:table-cell table:formula="of:=CONCATENATE( [basic.B9];[basic.C9])" office:value-type="string" office:string-value="[color=#71c837]Пока только левитационный раствор. ">
            <text:p>[color=#71c837]Пока только левитационный раствор. </text:p>
          </table:table-cell>
          <table:table-cell table:formula="of:=CONCATENATE( [basic.B9];[basic.D9])" office:value-type="string" office:string-value="[color=#71c837]So far, only levitation solution.">
            <text:p>[color=#71c837]So far, only levitation solution.</text:p>
          </table:table-cell>
        </table:table-row>
        <table:table-row table:style-name="ro1">
          <table:table-cell table:formula="of:=[basic.A10]" office:value-type="string" office:string-value="LABEL_BAKER">
            <text:p>LABEL_BAKER</text:p>
          </table:table-cell>
          <table:table-cell table:formula="of:=CONCATENATE( [basic.B10];[basic.C10])" office:value-type="string" office:string-value="Пекарь">
            <text:p>Пекарь</text:p>
          </table:table-cell>
          <table:table-cell table:formula="of:=CONCATENATE( [basic.B10];[basic.D10])" office:value-type="string" office:string-value="Baker">
            <text:p>Baker</text:p>
          </table:table-cell>
        </table:table-row>
        <table:table-row table:style-name="ro6">
          <table:table-cell table:formula="of:=[basic.A11]" office:value-type="string" office:string-value="INT_BAKER">
            <text:p>INT_BAKER</text:p>
          </table:table-cell>
          <table:table-cell table:formula="of:=CONCATENATE( [basic.B11];[basic.C11])" office:value-type="string" office:string-value="[color=#ffdef7]Пекарь очень занят.&#10;Лучше его не отвлекать. ">
            <text:p>[color=#ffdef7]Пекарь очень занят.<text:line-break/>Лучше его не отвлекать. </text:p>
          </table:table-cell>
          <table:table-cell table:formula="of:=CONCATENATE( [basic.B11];[basic.D11])" office:value-type="string" office:string-value="[color=#ffdef7]The baker is very busy.&#10;It's better not to distract him.">
            <text:p>[color=#ffdef7]The baker is very busy.<text:line-break/>It's better not to distract him.</text:p>
          </table:table-cell>
        </table:table-row>
        <table:table-row table:style-name="ro1">
          <table:table-cell table:formula="of:=[basic.A12]" office:value-type="string" office:string-value="LABEL_GRAVE">
            <text:p>LABEL_GRAVE</text:p>
          </table:table-cell>
          <table:table-cell table:formula="of:=CONCATENATE( [basic.B12];[basic.C12])" office:value-type="string" office:string-value="Памятник">
            <text:p>Памятник</text:p>
          </table:table-cell>
          <table:table-cell table:formula="of:=CONCATENATE( [basic.B12];[basic.D12])" office:value-type="string" office:string-value="Tombstone">
            <text:p>Tombstone</text:p>
          </table:table-cell>
        </table:table-row>
        <table:table-row table:style-name="ro6">
          <table:table-cell table:formula="of:=[basic.A13]" office:value-type="string" office:string-value="INT_GRAVE_1">
            <text:p>INT_GRAVE_1</text:p>
          </table:table-cell>
          <table:table-cell table:formula="of:=CONCATENATE( [basic.B13];[basic.C13])" office:value-type="string" office:string-value="[color=#ffdef7]Это кладбище.&#10;Здесь кругом памятники.">
            <text:p>[color=#ffdef7]Это кладбище.<text:line-break/>Здесь кругом памятники.</text:p>
          </table:table-cell>
          <table:table-cell table:formula="of:=CONCATENATE( [basic.B13];[basic.D13])" office:value-type="string" office:string-value="[color=#ffdef7]This is a cemetery.&#10;There are tombstone all around here.">
            <text:p>[color=#ffdef7]This is a cemetery.<text:line-break/>There are tombstone all around here.</text:p>
          </table:table-cell>
        </table:table-row>
        <table:table-row table:style-name="ro1">
          <table:table-cell table:formula="of:=[basic.A14]" office:value-type="string" office:string-value="INT_GRAVE_2">
            <text:p>INT_GRAVE_2</text:p>
          </table:table-cell>
          <table:table-cell table:formula="of:=CONCATENATE( [basic.B14];[basic.C14])" office:value-type="string" office:string-value="[color=#ffdef7]Еще один памятник. ">
            <text:p>[color=#ffdef7]Еще один памятник. </text:p>
          </table:table-cell>
          <table:table-cell table:formula="of:=CONCATENATE( [basic.B14];[basic.D14])" office:value-type="string" office:string-value="[color=#ffdef7]Another tombstone.">
            <text:p>[color=#ffdef7]Another tombstone.</text:p>
          </table:table-cell>
        </table:table-row>
        <table:table-row table:style-name="ro1">
          <table:table-cell table:formula="of:=[basic.A15]" office:value-type="string" office:string-value="INSP_CLOVER_GRAVE">
            <text:p>INSP_CLOVER_GRAVE</text:p>
          </table:table-cell>
          <table:table-cell table:formula="of:=CONCATENATE( [basic.B15];[basic.C15])" office:value-type="string" office:string-value="Кловер Премудрая, юникорн">
            <text:p>Кловер Премудрая, юникорн</text:p>
          </table:table-cell>
          <table:table-cell table:formula="of:=CONCATENATE( [basic.B15];[basic.D15])" office:value-type="string" office:string-value="Clover the Clever, Unicorn">
            <text:p>Clover the Clever, Unicorn</text:p>
          </table:table-cell>
        </table:table-row>
        <table:table-row table:style-name="ro6">
          <table:table-cell table:formula="of:=[basic.A16]" office:value-type="string" office:string-value="INT_CLOVER_GRAVE">
            <text:p>INT_CLOVER_GRAVE</text:p>
          </table:table-cell>
          <table:table-cell table:formula="of:=CONCATENATE( [basic.B16];[basic.C16])" office:value-type="string" office:string-value="[color=#ffdef7]Два года прошло.&#10;Уже давно пора бы искать нового наставника.">
            <text:p>[color=#ffdef7]Два года прошло.<text:line-break/>Уже давно пора бы искать нового наставника.</text:p>
          </table:table-cell>
          <table:table-cell table:formula="of:=CONCATENATE( [basic.B16];[basic.D16])" office:value-type="string" office:string-value="[color=#ffdef7]Two years have passed.&#10;It's high time to look for a new mentor.">
            <text:p>[color=#ffdef7]Two years have passed.<text:line-break/>It's high time to look for a new mentor.</text:p>
          </table:table-cell>
        </table:table-row>
        <table:table-row table:style-name="ro1">
          <table:table-cell table:formula="of:=[basic.A17]" office:value-type="string" office:string-value="LABEL_CLOVER_GRAVE">
            <text:p>LABEL_CLOVER_GRAVE</text:p>
          </table:table-cell>
          <table:table-cell table:formula="of:=CONCATENATE( [basic.B17];[basic.C17])" office:value-type="string" office:string-value="Памятник Кловер ">
            <text:p>Памятник Кловер </text:p>
          </table:table-cell>
          <table:table-cell table:formula="of:=CONCATENATE( [basic.B17];[basic.D17])" office:value-type="string" office:string-value="Clover's tombstone">
            <text:p>Clover's tombstone</text:p>
          </table:table-cell>
        </table:table-row>
        <table:table-row table:style-name="ro1">
          <table:table-cell table:formula="of:=[basic.A18]" office:value-type="string" office:string-value="LABEL_FLASK">
            <text:p>LABEL_FLASK</text:p>
          </table:table-cell>
          <table:table-cell table:formula="of:=CONCATENATE( [basic.B18];[basic.C18])" office:value-type="string" office:string-value="Колба">
            <text:p>Колба</text:p>
          </table:table-cell>
          <table:table-cell table:formula="of:=CONCATENATE( [basic.B18];[basic.D18])" office:value-type="string" office:string-value="Flaks">
            <text:p>Flaks</text:p>
          </table:table-cell>
        </table:table-row>
        <table:table-row table:style-name="ro8">
          <table:table-cell table:formula="of:=[basic.A19]" office:value-type="string" office:string-value="FCAST_FLASK">
            <text:p>FCAST_FLASK</text:p>
          </table:table-cell>
          <table:table-cell table:formula="of:=CONCATENATE( [basic.B19];[basic.C19])" office:value-type="string" office:string-value="[color=#ffdef7]Это левитация.&#10;Стоит запомнить, как работает.&#10;Я могу выполнить заклинание в обе стороны.&#10;Хотя бы такая малость мне доступна.">
            <text:p>[color=#ffdef7]Это левитация.<text:line-break/>Стоит запомнить, как работает.<text:line-break/>Я могу выполнить заклинание в обе стороны.<text:line-break/>Хотя бы такая малость мне доступна.</text:p>
          </table:table-cell>
          <table:table-cell table:formula="of:=CONCATENATE( [basic.B19];[basic.D19])" office:value-type="string" office:string-value="[color=#ffdef7]This is levitation.&#10;I can memorize how it works.&#10;I can perform the spell in both directions.&#10;At least this level  of magic is available to me.">
            <text:p>[color=#ffdef7]This is levitation.<text:line-break/>I can memorize how it works.<text:line-break/>I can perform the spell in both directions.<text:line-break/>At least this level <text:s/>of magic is available to me.</text:p>
          </table:table-cell>
        </table:table-row>
        <table:table-row table:style-name="ro7">
          <table:table-cell table:formula="of:=[basic.A20]" office:value-type="string" office:string-value="BCAST_FLASK">
            <text:p>BCAST_FLASK</text:p>
          </table:table-cell>
          <table:table-cell table:formula="of:=CONCATENATE( [basic.B20];[basic.C20])" office:value-type="string" office:string-value="[color=#ffdef7]Обратный эффект.&#10;Та же магия, но в обратном порядке.&#10;Могу попробовать сама.">
            <text:p>[color=#ffdef7]Обратный эффект.<text:line-break/>Та же магия, но в обратном порядке.<text:line-break/>Могу попробовать сама.</text:p>
          </table:table-cell>
          <table:table-cell table:formula="of:=CONCATENATE( [basic.B20];[basic.D20])" office:value-type="string" office:string-value="[color=#ffdef7]The reverse effect.&#10;The same magic but in reverse order.&#10;I can try it myself.">
            <text:p>[color=#ffdef7]The reverse effect.<text:line-break/>The same magic but in reverse order.<text:line-break/>I can try it myself.</text:p>
          </table:table-cell>
        </table:table-row>
        <table:table-row table:style-name="ro1">
          <table:table-cell table:formula="of:=[basic.A21]" office:value-type="string" office:string-value="FCAST_ERR_FLASK">
            <text:p>FCAST_ERR_FLASK</text:p>
          </table:table-cell>
          <table:table-cell table:formula="of:=CONCATENATE( [basic.B21];[basic.C21])" office:value-type="string" office:string-value="[color=#ffdef7]Колба уже левитирует.">
            <text:p>[color=#ffdef7]Колба уже левитирует.</text:p>
          </table:table-cell>
          <table:table-cell table:formula="of:=CONCATENATE( [basic.B21];[basic.D21])" office:value-type="string" office:string-value="[color=#ffdef7]The flask is already levitating.">
            <text:p>[color=#ffdef7]The flask is already levitating.</text:p>
          </table:table-cell>
        </table:table-row>
        <table:table-row table:style-name="ro1">
          <table:table-cell table:formula="of:=[basic.A22]" office:value-type="string" office:string-value="BCAST_ERR_FLASK">
            <text:p>BCAST_ERR_FLASK</text:p>
          </table:table-cell>
          <table:table-cell table:formula="of:=CONCATENATE( [basic.B22];[basic.C22])" office:value-type="string" office:string-value="[color=#ffdef7]Эффект левитации уже снят.">
            <text:p>[color=#ffdef7]Эффект левитации уже снят.</text:p>
          </table:table-cell>
          <table:table-cell table:formula="of:=CONCATENATE( [basic.B22];[basic.D22])" office:value-type="string" office:string-value="[color=#ffdef7]The levitation effect has already been removed.">
            <text:p>[color=#ffdef7]The levitation effect has already been removed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08">08.01.2024</text:date>, <text:time>17:52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1-08T17:52:26.87</dc:date>
    <meta:generator>OpenOffice/4.1.14$Win32 OpenOffice.org_project/4114m1$Build-9811</meta:generator>
    <meta:editing-duration>PT1H4M28S</meta:editing-duration>
    <meta:editing-cycles>23</meta:editing-cycles>
    <meta:document-statistic meta:table-count="2" meta:cell-count="154" meta:object-count="0"/>
  </office:meta>
</office:document-meta>
</file>